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Title">
      <style:paragraph-properties fo:text-align="start" style:justify-single-word="false"/>
      <style:text-properties fo:language="fr" fo:country="FR" officeooo:paragraph-rsid="002386af"/>
    </style:style>
    <style:style style:name="P2" style:family="paragraph" style:parent-style-name="Text_20_body">
      <style:text-properties style:font-name="Calibri" fo:font-size="12pt" fo:language="fr" fo:country="FR" fo:font-style="normal" style:text-underline-style="none" fo:font-weight="normal" officeooo:rsid="002d8ae2" officeooo:paragraph-rsid="002d16dc" style:font-size-asian="12pt" style:font-style-asian="normal" style:font-weight-asian="normal" style:font-size-complex="12pt" style:font-weight-complex="normal"/>
    </style:style>
    <style:style style:name="P3" style:family="paragraph" style:parent-style-name="Text_20_body">
      <style:text-properties officeooo:paragraph-rsid="003721e4"/>
    </style:style>
    <style:style style:name="P4" style:family="paragraph" style:parent-style-name="Text_20_body">
      <style:text-properties officeooo:paragraph-rsid="007cc85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language="fr" fo:country="FR" officeooo:paragraph-rsid="00860c3f"/>
    </style:style>
    <style:style style:name="P6" style:family="paragraph" style:parent-style-name="Text_20_body">
      <style:paragraph-properties fo:margin-top="0cm" fo:margin-bottom="0cm" style:contextual-spacing="false"/>
      <style:text-properties fo:color="#2a6099" loext:opacity="100%" style:font-name="Calibri" fo:language="fr" fo:country="FR" officeooo:paragraph-rsid="002d16dc"/>
    </style:style>
    <style:style style:name="P7" style:family="paragraph" style:parent-style-name="Standard">
      <style:text-properties style:font-name="Calibri" fo:font-size="11pt" fo:language="fr" fo:country="FR" style:text-underline-style="none" fo:font-weight="bold" officeooo:rsid="0028939e" officeooo:paragraph-rsid="00503c0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Calibri" fo:font-size="12pt" fo:language="fr" fo:country="FR" style:text-underline-style="none" fo:font-weight="normal" officeooo:rsid="00a042dc" officeooo:paragraph-rsid="00a042dc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Calibri" fo:font-size="12pt" fo:language="fr" fo:country="FR" style:text-underline-style="none" fo:font-weight="normal" officeooo:rsid="00a0aaae" officeooo:paragraph-rsid="00a0aaae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Calibri" fo:font-size="12pt" fo:language="fr" fo:country="FR" style:text-underline-style="none" fo:font-weight="normal" officeooo:rsid="00a18055" officeooo:paragraph-rsid="00a18055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Calibri" fo:font-size="12pt" fo:language="fr" fo:country="FR" style:text-underline-style="none" fo:font-weight="normal" officeooo:rsid="00a184ab" officeooo:paragraph-rsid="00a184ab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Calibri" fo:font-size="12pt" fo:language="fr" fo:country="FR" style:text-underline-style="none" fo:font-weight="normal" officeooo:rsid="00a72190" officeooo:paragraph-rsid="00a72190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Calibri" fo:font-size="12pt" fo:language="fr" fo:country="FR" style:text-underline-style="none" fo:font-weight="bold" officeooo:rsid="00ac171d" officeooo:paragraph-rsid="00ac171d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Calibri" fo:font-size="12pt" fo:language="fr" fo:country="FR" style:text-underline-style="none" fo:font-weight="bold" officeooo:rsid="00ad3532" officeooo:paragraph-rsid="00ad3532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Calibri" fo:font-size="11pt" fo:language="fr" fo:country="FR" fo:font-weight="bold" officeooo:rsid="0028939e" officeooo:paragraph-rsid="0041e98c" style:font-size-asian="11pt" style:font-weight-asian="bold" style:font-size-complex="11pt" style:font-weight-complex="bold"/>
    </style:style>
    <style:style style:name="P16" style:family="paragraph" style:parent-style-name="Text_20_body">
      <style:text-properties fo:color="#000000" loext:opacity="100%" style:font-name="Calibri" fo:font-size="12pt" fo:language="fr" fo:country="FR" style:text-underline-style="none" fo:font-weight="normal" officeooo:rsid="00a7897d" officeooo:paragraph-rsid="00a7897d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weight="bold" officeooo:rsid="00aab8e2" officeooo:paragraph-rsid="00aab8e2" style:font-weight-asian="bold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860c3f"/>
    </style:style>
    <style:style style:name="P19" style:family="paragraph" style:parent-style-name="Title">
      <style:paragraph-properties fo:margin-top="0.021cm" fo:margin-bottom="0cm" style:contextual-spacing="false"/>
      <style:text-properties style:font-name="Calibri" fo:font-size="11pt" fo:language="fr" fo:country="FR" officeooo:rsid="000cc793" officeooo:paragraph-rsid="00460a15" style:font-size-asian="11pt" style:font-size-complex="11pt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582c8e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42ae7d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7b286a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5c02b3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5c6c26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af6a45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b05940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11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13" style:family="text">
      <style:text-properties fo:color="#3465a4" loext:opacity="100%" style:text-underline-style="solid" style:text-underline-width="auto" style:text-underline-color="font-color"/>
    </style:style>
    <style:style style:name="T14" style:family="text">
      <style:text-properties fo:color="#3465a4" loext:opacity="100%" style:text-underline-style="solid" style:text-underline-width="auto" style:text-underline-color="font-color" officeooo:rsid="0065bc75"/>
    </style:style>
    <style:style style:name="T15" style:family="text">
      <style:text-properties fo:color="#3465a4" loext:opacity="100%" style:text-underline-style="solid" style:text-underline-width="auto" style:text-underline-color="font-color" officeooo:rsid="007382f6"/>
    </style:style>
    <style:style style:name="T16" style:family="text">
      <style:text-properties fo:color="#3465a4" loext:opacity="100%" style:text-underline-style="solid" style:text-underline-width="auto" style:text-underline-color="font-color" officeooo:rsid="00b37a15"/>
    </style:style>
    <style:style style:name="T17" style:family="text">
      <style:text-properties fo:color="#3465a4" loext:opacity="100%" style:font-name="Calibri"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style:font-name="Calibri" fo:font-size="12pt" fo:language="fr" fo:country="FR" style:text-underline-style="none" fo:font-weight="normal" officeooo:rsid="003721e4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fo:language="fr" fo:country="FR" style:text-underline-style="none" fo:font-weight="normal" officeooo:rsid="002d8ae2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fo:language="fr" fo:country="FR" style:text-underline-style="none" fo:font-weight="normal" officeooo:rsid="003f2fc4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fo:language="fr" fo:country="FR" style:text-underline-style="none" fo:font-weight="normal" officeooo:rsid="0061689b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fo:language="fr" fo:country="FR" style:text-underline-style="none" fo:font-weight="normal" officeooo:rsid="00631745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fo:language="fr" fo:country="FR" style:text-underline-style="none" fo:font-weight="normal" officeooo:rsid="007a6c6a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fo:language="fr" fo:country="FR" style:text-underline-style="none" fo:font-weight="normal" officeooo:rsid="007c8cbc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fo:language="fr" fo:country="FR" style:text-underline-style="none" fo:font-weight="normal" officeooo:rsid="007d4438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fo:language="fr" fo:country="FR" style:text-underline-style="none" fo:font-weight="normal" officeooo:rsid="007dc3a8" style:font-size-asian="12pt" style:font-weight-asian="normal" style:font-size-complex="12pt" style:font-weight-complex="normal"/>
    </style:style>
    <style:style style:name="T28" style:family="text">
      <style:text-properties style:font-name="Calibri" fo:font-size="12pt" fo:language="fr" fo:country="FR" style:text-underline-style="none" fo:font-weight="normal" officeooo:rsid="0082e679" style:font-size-asian="12pt" style:font-weight-asian="normal" style:font-size-complex="12pt" style:font-weight-complex="normal"/>
    </style:style>
    <style:style style:name="T29" style:family="text">
      <style:text-properties style:font-name="Calibri" fo:font-size="12pt" fo:language="fr" fo:country="FR" style:text-underline-style="none" fo:font-weight="normal" officeooo:rsid="00855b8e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fo:language="fr" fo:country="FR" style:text-underline-style="none" fo:font-weight="normal" officeooo:rsid="00582c8e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fo:language="fr" fo:country="FR" style:text-underline-style="none" fo:font-weight="normal" officeooo:rsid="007b286a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fo:language="fr" fo:country="FR" style:text-underline-style="none" fo:font-weight="normal" officeooo:rsid="0042ae7d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fo:language="fr" fo:country="FR" style:text-underline-style="none" fo:font-weight="normal" officeooo:rsid="00af6a45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fo:language="fr" fo:country="FR" style:text-underline-style="none" fo:font-weight="normal" officeooo:rsid="00b05940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fo:language="fr" fo:country="FR" style:text-underline-style="none" style:font-size-asian="12pt" style:font-size-complex="12pt"/>
    </style:style>
    <style:style style:name="T36" style:family="text">
      <style:text-properties style:font-name="Calibri" fo:font-size="12pt" fo:language="fr" fo:country="FR" style:text-underline-style="none" officeooo:rsid="003721e4" style:font-size-asian="12pt" style:font-size-complex="12pt"/>
    </style:style>
    <style:style style:name="T37" style:family="text">
      <style:text-properties style:font-name="Calibri" fo:font-size="12pt" fo:language="fr" fo:country="FR" style:text-underline-style="none" officeooo:rsid="00ab42b9" style:font-size-asian="12pt" style:font-size-complex="12pt"/>
    </style:style>
    <style:style style:name="T38" style:family="text">
      <style:text-properties officeooo:rsid="00a433ae"/>
    </style:style>
    <style:style style:name="T39" style:family="text">
      <style:text-properties officeooo:rsid="00a4eb1f"/>
    </style:style>
    <style:style style:name="T40" style:family="text">
      <style:text-properties officeooo:rsid="00a66681"/>
    </style:style>
    <style:style style:name="T41" style:family="text">
      <style:text-properties officeooo:rsid="00b05940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3">Activité </text:span><text:span text:style-name="T14">1 </text:span><text:span text:style-name="T17">: L’air qu</text:span><text:span text:style-name="T15">e l</text:span><text:span text:style-name="T17">’on respire</text:span></text:p>
      <text:p text:style-name="P7"/>
      <text:p text:style-name="P15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8"><text:s text:c="5"/></text:span><text:span text:style-name="T16">Votre mission-travail à réaliser </text:span><text:span text:style-name="T13">:</text:span></text:p>
      <text:p text:style-name="P17"><text:span text:style-name="T36">O</text:span><text:span text:style-name="T35">n lit les docs;l</text:span><text:span text:style-name="T37">a question1 ; un élève répond, et ainsi de suite</text:span></text:p>
      <text:p text:style-name="P3"><text:span text:style-name="T19">1</text:span><text:span text:style-name="T25">)</text:span><text:span text:style-name="T19"> Quelle est la différence au départ entre l'éprouvette 1 et l'éprouvette 2 ?</text:span></text:p>
      <text:p text:style-name="P8">Une ne contient que du dioxygène tandis que l’autre contient de l’air.</text:p>
      <text:p text:style-name="P13">Dans quel document va ton savoir ?</text:p>
      <text:p text:style-name="P4"><text:span text:style-name="T19">2</text:span><text:span text:style-name="T25">)</text:span><text:span text:style-name="T19"> De combien de graduation(s) le niveau de l'eau est montée dans chaque éprouvettes 5 jours plus tard ?</text:span></text:p>
      <text:p text:style-name="P9">1 pour l’air 5 pour le dioxygène</text:p>
      <text:p text:style-name="P14">laisse petit temps de réflexion, puis mise en commun et je donne la réponse.</text:p>
      <text:p text:style-name="P3"><text:span text:style-name="T19">3</text:span><text:span text:style-name="T26">)</text:span><text:span text:style-name="T19"> Pourquoi le niveau de l'eau est monté dans les éprouvettes 5 jours plus tard ?</text:span></text:p>
      <text:p text:style-name="P10">Une partie du gaz à réagi avec le fer.<text:span text:style-name="T39">Tous le dioxygène à « réagi » avec le fer.</text:span></text:p>
      <text:p text:style-name="P10"/>
      <text:p text:style-name="P3"><text:span text:style-name="T19">4</text:span><text:span text:style-name="T27">)</text:span><text:span text:style-name="T19"> Pourquoi le niveau de l'eau n'est pas monté de la même manière dans les deux éprouvettes ?</text:span></text:p>
      <text:p text:style-name="P11">Seul le dioxygène a réagi. <text:span text:style-name="T38">L’air étant composé seulement en partie de dioxygène, </text:span><text:span text:style-name="T40">tout n’a pas été consommé.</text:span></text:p>
      <text:p text:style-name="P3"><text:span text:style-name="T28">5)</text:span><text:span text:style-name="T19"> Quelle est la proportion de dioxygène dans l'éprouvette 1 au départ ? </text:span></text:p>
      <text:p text:style-name="P12">1/5</text:p>
      <text:p text:style-name="P3"><text:span text:style-name="T29">6</text:span><text:span text:style-name="T20">) </text:span><text:span text:style-name="T21"><text:s/></text:span><text:span text:style-name="T22">D’après les documents, e</text:span><text:span text:style-name="T21">n quel</text:span><text:span text:style-name="T23">les</text:span><text:span text:style-name="T21"> proportions sont mélangés le diazote et le dioxygène pour </text:span><text:span text:style-name="T24">former</text:span><text:span text:style-name="T21"> l’air ?</text:span></text:p>
      <text:p text:style-name="P16">1/5</text:p>
      <text:p text:style-name="P6"><text:span text:style-name="T11">Pour a</text:span><text:span text:style-name="T12">ller un peu plus loin :</text:span></text:p>
      <table:table table:name="Tableau1" table:style-name="Tableau1">
        <table:table-column table:style-name="Tableau1.A"/>
        <table:table-column table:style-name="Tableau1.B"/>
        <table:table-row table:style-name="TableLine94865855710144">
          <table:table-cell table:style-name="Tableau1.A1" office:value-type="string">
            <text:p text:style-name="P18"><text:span text:style-name="T30">Dans un 3,5 litre</text:span><text:span text:style-name="T31">s</text:span><text:span text:style-name="T30"> d’air, combien y a t-il de litre de dioxygène</text:span><text:span text:style-name="T32">? </text:span><text:span text:style-name="T33">0,7</text:span><text:span text:style-name="T34">L</text:span></text:p>
          </table:table-cell>
          <table:table-cell table:style-name="Tableau1.B1" office:value-type="string">
            <text:p text:style-name="P5"><text:span text:style-name="T2">Dans un </text:span><text:span text:style-name="T5">0,60</text:span><text:span text:style-name="T2"> litre d’air, combien y a t-il de litre de </text:span><text:span text:style-name="T6">diazote</text:span><text:span text:style-name="T3">? </text:span><text:span text:style-name="T8">0,48 L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fo:language="fr" fo:country="FR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style:font-name="Liberation Sans"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1 : L’air qu’on respire<text:tab/><text:tab/> <text:tab/></text:span><text:span text:style-name="MT3"><text:tab/><text:tab/><text:tab/><text:tab/> <text:s text:c="13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6T02:05:50.109332891</dc:date>
    <meta:editing-duration>PT1H34M3S</meta:editing-duration>
    <meta:editing-cycles>133</meta:editing-cycles>
    <meta:generator>LibreOffice/7.0.2.2$Linux_X86_64 LibreOffice_project/00$Build-2</meta:generator>
    <dc:creator>J Cercy</dc:creator>
    <meta:document-statistic meta:table-count="1" meta:image-count="1" meta:object-count="0" meta:page-count="1" meta:paragraph-count="21" meta:word-count="244" meta:character-count="1311" meta:non-whitespace-character-count="1060"/>
  </office:meta>
</office:document-meta>
</file>